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8b92b" officeooo:paragraph-rsid="0008b92b"/>
    </style:style>
    <style:style style:name="P2" style:family="paragraph" style:parent-style-name="Text_20_body">
      <style:text-properties officeooo:rsid="0008b92b" officeooo:paragraph-rsid="0008b92b"/>
    </style:style>
    <style:style style:name="P3" style:family="paragraph" style:parent-style-name="Text_20_body">
      <style:text-properties officeooo:rsid="0008b92b" officeooo:paragraph-rsid="00097d40"/>
    </style:style>
    <style:style style:name="P4" style:family="paragraph" style:parent-style-name="Text_20_body">
      <style:text-properties officeooo:rsid="00097d40" officeooo:paragraph-rsid="00097d40"/>
    </style:style>
    <style:style style:name="P5" style:family="paragraph" style:parent-style-name="Text_20_body">
      <style:text-properties style:text-underline-style="solid" style:text-underline-width="auto" style:text-underline-color="font-color" officeooo:rsid="00097d40" officeooo:paragraph-rsid="00097d40"/>
    </style:style>
    <style:style style:name="P6" style:family="paragraph" style:parent-style-name="Title">
      <style:text-properties officeooo:rsid="0008b92b" officeooo:paragraph-rsid="0008b92b"/>
    </style:style>
    <style:style style:name="P7" style:family="paragraph" style:parent-style-name="Heading_20_1">
      <style:text-properties officeooo:rsid="0008b92b" officeooo:paragraph-rsid="0008b92b"/>
    </style:style>
    <style:style style:name="P8" style:family="paragraph" style:parent-style-name="Heading_20_1">
      <style:text-properties officeooo:rsid="00097d40" officeooo:paragraph-rsid="00097d40"/>
    </style:style>
    <style:style style:name="T1" style:family="text">
      <style:text-properties officeooo:rsid="00097d4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b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beitsblatt3</text:p>
      <text:p text:style-name="P1">K<text:span text:style-name="T1">o</text:span>-So-A-Do</text:p>
      <text:h text:style-name="P7" text:outline-level="1">Übersetzen:</text:h>
      <text:p text:style-name="P2">1. Kore wa anatachi no jitensha desu: <text:s/><text:tab/><text:tab/><text:span text:style-name="T2"> <text:s text:c="90"/></text:span></text:p>
      <text:p text:style-name="P2">2. Dore ga furui ken desu ka?:<text:tab/><text:tab/><text:tab/><text:span text:style-name="T2"> <text:s text:c="87"/></text:span></text:p>
      <text:p text:style-name="P3">3. Are tora ga <text:span text:style-name="T1">shirokunai desu:<text:tab/><text:tab/><text:tab/></text:span><text:span text:style-name="T2"> <text:s text:c="77"/></text:span></text:p>
      <text:p text:style-name="P4">4. Kodomo o ga sore kuroi isu o motte-iru:<text:tab/><text:tab/><text:span text:style-name="T3"> <text:s text:c="77"/></text:span></text:p>
      <text:p text:style-name="P4">5. Watashi ga kodomo o motte-iru:<text:tab/><text:tab/><text:tab/><text:span text:style-name="T3"> <text:s text:c="77"/></text:span></text:p>
      <text:p text:style-name="P4"/>
      <text:p text:style-name="P4"/>
      <text:h text:style-name="P8" text:outline-level="1">Schreiben:</text:h>
      <text:p text:style-name="P4">Schreibe zwei zusammenhängende Sätze, wo das Ko-So-A-Do Prinzip verwendet wird:</text:p>
      <text:p text:style-name="P5"><text:s text:c="160"/></text:p>
      <text:p text:style-name="P5"><text:s text:c="160"/></text:p>
      <text:p text:style-name="P5"><text:s text:c="160"/></text:p>
      <text:p text:style-name="P5"><text:s text:c="160"/></text:p>
      <text:p text:style-name="P5"><text:s text:c="160"/></text:p>
      <text:p text:style-name="P5"><text:s text:c="160"/></text:p>
      <text:p text:style-name="P5"><text:s text:c="160"/></text:p>
      <text:p text:style-name="P4"/>
      <text:h text:style-name="P8" text:outline-level="1">Übersetzen:</text:h>
      <text:p text:style-name="P4">1. Das Haus da drüben ist blau gewesen.</text:p>
      <text:p text:style-name="P5"><text:s text:c="166"/></text:p>
      <text:p text:style-name="P4">2. Ist der Tiger da drüben alt?</text:p>
      <text:p text:style-name="P5"><text:s text:c="160"/></text:p>
      <text:p text:style-name="P4">3. Ich besitze das (ko) Buch und es hat den Titel "Japanisch lernen LiteVersion2".</text:p>
      <text:p text:style-name="P5"><text:s text:c="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9S</meta:editing-duration>
    <meta:editing-cycles>4</meta:editing-cycles>
    <meta:generator>LibreOffice/5.4.4.2$Windows_X86_64 LibreOffice_project/2524958677847fb3bb44820e40380acbe820f960</meta:generator>
    <dc:date>2019-08-14T16:22:06.814000000</dc:date>
    <meta:document-statistic meta:table-count="0" meta:image-count="0" meta:object-count="0" meta:page-count="1" meta:paragraph-count="24" meta:word-count="79" meta:character-count="2493" meta:non-whitespace-character-count="394"/>
    <meta:user-defined meta:name="Info 1"/>
    <meta:user-defined meta:name="Info 2"/>
    <meta:user-defined meta:name="Info 3"/>
    <meta:user-defined meta:name="Info 4"/>
  </office:meta>
</office:document-meta>
</file>